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Bold" svg:font-family="Times-Bold"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P1" style:family="paragraph" style:parent-style-name="Standard">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 style:family="paragraph" style:parent-style-name="Standard">
      <style:paragraph-properties fo:text-align="center"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3"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4" style:family="paragraph" style:parent-style-name="Standard">
      <style:paragraph-properties fo:text-align="start" style:justify-single-word="false" style:text-autospace="none"/>
      <style:text-properties style:font-name="Times-Bold" fo:font-size="11pt" style:text-underline-style="solid" style:text-underline-width="auto" style:text-underline-color="font-color" fo:font-weight="bold" style:font-name-asian="Times-Bold" style:font-size-asian="11pt" style:font-weight-asian="bold" style:font-name-complex="Times-Bold" style:font-size-complex="11pt" style:font-weight-complex="bold"/>
    </style:style>
    <style:style style:name="P5" style:family="paragraph" style:parent-style-name="Standard">
      <style:paragraph-properties fo:text-align="start" style:justify-single-word="false" style:text-autospace="none"/>
      <style:text-properties style:font-name="Times-Bold" fo:font-size="11pt" fo:font-style="normal" style:text-underline-style="solid" style:text-underline-width="auto" style:text-underline-color="font-color" fo:font-weight="bold" style:font-name-asian="Times-Bold" style:font-size-asian="11pt" style:font-style-asian="normal" style:font-weight-asian="bold" style:font-name-complex="Times-Bold" style:font-size-complex="11pt" style:font-style-complex="normal" style:font-weight-complex="bold"/>
    </style:style>
    <style:style style:name="P6"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7"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8" style:family="paragraph" style:parent-style-name="Standard">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9" style:family="paragraph" style:parent-style-name="Standard" style:list-style-name="L1">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10" style:family="paragraph" style:parent-style-name="Standard" style:list-style-name="L1">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11" style:family="paragraph" style:parent-style-name="Standard" style:list-style-name="L1">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12" style:family="paragraph" style:parent-style-name="Standard" style:list-style-name="L1">
      <style:paragraph-properties fo:text-align="start" style:justify-single-word="false" style:text-autospace="none"/>
      <style:text-properties style:font-name="Times-Bold" fo:font-size="12pt" style:font-name-asian="Times-Bold" style:font-size-asian="12pt" style:font-name-complex="Times-Bold" style:font-size-complex="12pt"/>
    </style:style>
    <style:style style:name="P13"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4"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5"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6"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7"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8"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9"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0"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1"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2"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3"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4"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5"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6"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7"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28" style:family="paragraph" style:parent-style-name="Standard">
      <style:paragraph-properties style:text-autospace="none"/>
      <style:text-properties style:font-name="Times-Roman" fo:font-size="11pt" style:font-name-asian="Times-Roman" style:font-size-asian="11pt" style:font-name-complex="Times-Roman" style:font-size-complex="11pt"/>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Times-Roman" fo:font-size="12pt" style:font-name-asian="Times-Roman" style:font-size-asian="12pt" style:font-name-complex="Times-Roman" style:font-size-complex="12pt"/>
    </style:style>
    <style:style style:name="T3" style:family="text">
      <style:text-properties fo:font-weight="bold" style:font-weight-asian="bold" style:font-weight-complex="bold"/>
    </style:style>
    <style:style style:name="T4" style:family="text">
      <style:text-properties style:font-name="Times-Bold" fo:font-size="12pt" fo:font-weight="bold" style:font-name-asian="Times-Bold" style:font-size-asian="12pt" style:font-weight-asian="bold" style:font-name-complex="Times-Bold" style:font-size-complex="12pt" style:font-weight-complex="bold"/>
    </style:style>
    <text:list-style style:name="L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vZuz, INC.</text:p>
      <text:p text:style-name="P2">INDIVIDUAL COMMITTER AGREEMENT</text:p>
      <text:p text:style-name="P6"/>
      <text:p text:style-name="P6">THIS INDIVIDUAL COMMITTER AGREEMENT (THE “AGREEMENT”) is entered <text:span text:style-name="T2">into as of the ___ day of _________, 200_ (the “Effective Date”) by and between DevZuz, Inc. (“DevZuz”), a California corporation, and __________________________ (“Committer”) an individual listed in the DevZuz’s Committer Database who has been approved to be a committer as further described herein.</text:span></text:p>
      <text:p text:style-name="P6"/>
      <text:p text:style-name="P2">INTRODUCTION</text:p>
      <text:p text:style-name="P6"/>
      <text:p text:style-name="P6">Individuals who give frequent and valuable contributions to a DevZuz development project, or <text:span text:style-name="T2">component of a project (in the case of large projects), can have their status promoted to that of a "committer" for that project or component respectively, in accordance with the project’s corresponding charter. A committer has write access to the source code repository for the associated project (or component), or to other content on the website. In order for an individual to become a committer, another committer for the project (or component) must nominate that individual. Once an individual is nominated, the existing committers for the project (or component) will vote using the process and rules determined by each project. Becoming a committer is a privilege that is earned by contributing and showing discipline and good judgment. It is a responsibility that should be neither given nor taken lightly.</text:span></text:p>
      <text:p text:style-name="P6"/>
      <text:p text:style-name="P6">By executing this Agreement, Committer agrees that: (a) he or she has reviewed this Agreement, <text:span text:style-name="T2">(b) he or she shall comply with all obligations that result from being a committer, and (c) he or she shall be entitled to enjoy the rights of a committer, subject to the terms hereof.</text:span><text:span text:style-name="T4"> </text:span></text:p>
      <text:p text:style-name="P8"/>
      <text:list text:style-name="L1">
        <text:list-item>
          <text:p text:style-name="P9">COMMITTER RIGHTS AND OBLIGATIONS</text:p>
          <text:list>
            <text:list-item>
              <text:p text:style-name="P13"><text:span text:style-name="T1">Compliance with Bylaws</text:span><text:span text:style-name="T2">. Committer agrees to abide by the Bylaws of DevZuz as may be amended from time to time, which is hereby incorporated herein by reference.</text:span></text:p>
            </text:list-item>
            <text:list-item>
              <text:p text:style-name="P13"><text:span text:style-name="T1">Compliance with Policies and Guidelines</text:span><text:span text:style-name="T2">. Committer agrees to abide by the IP Policy and Committer Guidelines and any and all additional policies, guidelines and procedures adopted by DevZuz, as may be amended from time to time, which are hereby incorporated herein by reference.</text:span></text:p>
            </text:list-item>
            <text:list-item>
              <text:p text:style-name="P12">Compliance with the <text:span text:style-name="T3">Eclipse Public </text:span><text:span text:style-name="T4">License and Apache Software License</text:span><text:span text:style-name="T2">. Committer represents that he or she has reviewed and understands the terms and conditions of the Eclipse Public License (“EPL”) and the Apache Software License (“ASL”) as set out in the Terms of Use. Committer agrees that the EPL and/or ASL as set out in the Terms of Use will serve as both the general contribution license for DevZuz as well as the distribution license, unless otherwise agreed to in accordance with the Bylaws and IP Policy.</text:span></text:p>
            </text:list-item>
            <text:list-item>
              <text:p text:style-name="P13"><text:span text:style-name="T1">Committer Contact Information</text:span><text:span text:style-name="T2">. Committers shall promptly inform DevZuz of any change in the information provided, including without limitation address, other contact information and any change in employment or independent contractor status, as well as the change in employer or third party to whom services are being provided. Committer shall, upon DevZuz’s request, confirm the currency of all information provided.</text:span></text:p>
            </text:list-item>
            <text:list-item>
              <text:p text:style-name="P13"><text:span text:style-name="T1">Committer’s rights</text:span><text:span text:style-name="T2">. Committers working on content in DevZuz or related projects' source code repository may be granted commit rights to specific project directories and/or files in the repository. Committers working on content on the project web site may be granted access to specific web site directories and/or files. Committers may also be granted other rights necessary to administrate and manage projects such as mailing list administration, issue system administration, etc. DevZuz will have complete control and discretion over which capabilities are assigned to a Committer account, and may terminate or temporarily disable Committer access for any reason at any time.</text:span></text:p>
            </text:list-item>
            <text:list-item>
              <text:p text:style-name="P13"><text:span text:style-name="T1">Treatment of Account</text:span><text:span text:style-name="T2">. Each Committer shall maintain the strict confidentiality of his or her passwords issued by the project (“Password”) and shall not allow any other individual or entity to use his or her username or Password. Should a Committer become aware of any such use, Committer shall notify the project immediately by sending an e-mail to community@devzuz.com, or such other e-mail address as may be designated by DevZuz from time to time. Until a Committer has provided such notice to DevZuz, such Committer shall be presumed to have taken and shall be fully responsible for all actions made through its username and Password.</text:span></text:p>
            </text:list-item>
          </text:list>
        </text:list-item>
        <text:list-item>
          <text:p text:style-name="P9">TERM AND TERMINATION</text:p>
          <text:list>
            <text:list-item>
              <text:p text:style-name="P13"><text:span text:style-name="T1">Term</text:span><text:span text:style-name="T2">. The term of this Agreement shall begin on the Effective Date and shall continue until terminated by either party, with or without cause, by written notice to the other party.</text:span></text:p>
            </text:list-item>
          </text:list>
        </text:list-item>
        <text:list-item>
          <text:p text:style-name="P9">GENERAL</text:p>
          <text:list>
            <text:list-item>
              <text:p text:style-name="P13"><text:span text:style-name="T1">No Other Licenses</text:span><text:span text:style-name="T2">. By executing this Agreement, Committer neither grants nor receives, by implication, estoppel, or otherwise, any rights under any copyright, patents or other intellectual property rights of DevZuz or any other contributor.</text:span></text:p>
            </text:list-item>
            <text:list-item>
              <text:p text:style-name="P13"><text:span text:style-name="T1">Limitation of Liability</text:span><text:span text:style-name="T2">. IT IS THE EXPECTATION OF DEVZUZ THAT COMMITTER WILL MEET COMMITTER’S OBLIGATIONS, AND NOT EXCEED THE SCOPE OF HIS OR HER AUTHORITY, AS SET FORTH IN THIS AGREEMENT. NOTWITHSTANDING THE PRECEDING SENTENCE, IN NO EVENT WILL EITHER DEVZUZ OR COMMITTER BE LIABLE TO EACH OTHER OR ANY MEMBER OR THIRD PARTY UNDER THIS AGREEMENT FOR THE COST OF PROCURING SUBSTITUTE GOODS OR SERVICES, LOST PROFITS, LOST REVENUE, LOST SALES, LOSS OF USE, LOSS OF DATA OR ANY DIRECT, INCIDENTAL, CONSEQUENTIAL, INDIRECT, PUNITIVE, OR SPECIAL DAMAGES WHETHER OR NOT SUCH PARTY HAD ADVANCE NOTICE OF THE POSSIBILITY OF SUCH LOSSES OR DAMAGES.</text:span></text:p>
            </text:list-item>
            <text:list-item>
              <text:p text:style-name="P13"><text:span text:style-name="T1">Governing Law</text:span><text:span text:style-name="T2">. This Agreement shall be construed and controlled by the laws of the State of California without reference to conflict of laws principles. The federal and state courts residing in California shall have sole jurisdiction over any disputes arising under or related to this Agreement.</text:span></text:p>
            </text:list-item>
            <text:list-item>
              <text:p text:style-name="P13"><text:span text:style-name="T1">Notices</text:span><text:span text:style-name="T2">. All notices or other communications to or upon any party shall be delivered to or at the addresses set forth on the signature page(s) hereto. For purposes of this Section, notice can include notice by written mail, electronic mail or by facsimile and shall be deemed served when sent; provided, however, that notice of a breach of this Agreement and notice of termination of this Agreement shall be given by overnight courier service or certified mail, return receipt requested. Either party may give written notice of a change of address and, after notice of such change has been received, any notice or request shall thereafter be given to such party at such changed address.</text:span></text:p>
            </text:list-item>
            <text:list-item>
              <text:p text:style-name="P13"><text:span text:style-name="T1">Complete Agreement; No Waiver</text:span><text:span text:style-name="T2">. Except with respect to the Bylaws of DevZuz, the EPL, the ASL, the IP Policy, and any other policies, guidelines and procedures that may be adopted by DevZuz, from time to time, in accordance with the Bylaws, this Agreement, including all attachments, sets forth the entire understanding of DevZuz, and the Committer with respect to the subject matter hereof and supersedes all prior agreements and understandings relating hereto, unless otherwise stated in this Agreement. The waiver of any breach or default will not constitute a waiver of any other right hereunder or any subsequent breach or default.</text:span></text:p>
            </text:list-item>
            <text:list-item>
              <text:p text:style-name="P13"><text:span text:style-name="T1">Counterparts</text:span><text:span text:style-name="T2">. This Agreement may be executed in one or more counterparts, each of which shall be deemed an original, but collectively shall constitute one and the same instrument.</text:span></text:p>
            </text:list-item>
            <text:list-item>
              <text:p text:style-name="P13"><text:span text:style-name="T1">Compliance with Laws</text:span><text:span text:style-name="T2">. Anything contained in this Agreement to the contrary notwithstanding, the obligations of DevZuz and Committer shall be subject to all laws, present and future, of any government having jurisdiction over DevZuz or Committer including, without limitation, all export and re-export laws and regulations. It is the intention of DevZuz and Committer that this Agreement and all referenced documents shall comply with all applicable laws and regulations.</text:span></text:p>
            </text:list-item>
            <text:list-item>
              <text:p text:style-name="P13"><text:span text:style-name="T1">Independent Contractors</text:span><text:span text:style-name="T2">. The relationship of DevZuz with respect to Committer established by this Agreement is that of independent contractors. This Agreement does not give either party the power to direct and control the day to day activities of the other, constitute the parties as partners, joint venturer, co-owners, principal-agent or otherwise participants in a joint or common undertaking, or, except as expressly provided herein, allow either party to create or assume any obligation on behalf of the other for any purpose whatsoever.</text:span></text:p>
            </text:list-item>
          </text:list>
        </text:list-item>
      </text:list>
      <text:p text:style-name="P6"/>
      <text:p text:style-name="P6">In witness of this Agreement, DevZuz and Committer have executed this Agreement <text:span text:style-name="T2">below,</text:span></text:p>
      <text:p text:style-name="P6"/>
      <table:table table:name="Table1" table:style-name="Table1">
        <table:table-column table:style-name="Table1.A"/>
        <table:table-column table:style-name="Table1.B"/>
        <table:table-row>
          <table:table-cell office:value-type="string">
            <text:p text:style-name="P4">DevZuz, Inc.</text:p>
          </table:table-cell>
          <table:table-cell office:value-type="string">
            <text:p text:style-name="P4">Notice Information</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P7">DevZuz, Inc. </text:p>
          </table:table-cell>
          <table:table-cell office:value-type="string">
            <text:p text:style-name="P7">Address: DevZuz, Inc.</text:p>
          </table:table-cell>
        </table:table-row>
        <table:table-row>
          <table:table-cell office:value-type="string">
            <text:p text:style-name="P7"/>
          </table:table-cell>
          <table:table-cell office:value-type="string">
            <text:p text:style-name="P7">4676 Admiralty Way, Suite 520 </text:p>
          </table:table-cell>
        </table:table-row>
        <table:table-row>
          <table:table-cell office:value-type="string">
            <text:p text:style-name="P7">By:</text:p>
          </table:table-cell>
          <table:table-cell office:value-type="string">
            <text:p text:style-name="P7">Marina del Rey, CA 90292 </text:p>
          </table:table-cell>
        </table:table-row>
        <table:table-row>
          <table:table-cell office:value-type="string">
            <text:p text:style-name="P7"/>
          </table:table-cell>
          <table:table-cell office:value-type="string">
            <text:p text:style-name="P7">United States of America</text:p>
          </table:table-cell>
        </table:table-row>
        <table:table-row>
          <table:table-cell office:value-type="string">
            <text:p text:style-name="P3"/>
          </table:table-cell>
          <table:table-cell office:value-type="string">
            <text:p text:style-name="P1">Attention: Community</text:p>
          </table:table-cell>
        </table:table-row>
        <table:table-row>
          <table:table-cell office:value-type="string">
            <text:p text:style-name="P7">Name: </text:p>
          </table:table-cell>
          <table:table-cell office:value-type="string">
            <text:p text:style-name="P7">Telephone: +1 310 437 4888 </text:p>
          </table:table-cell>
        </table:table-row>
        <table:table-row>
          <table:table-cell office:value-type="string">
            <text:p text:style-name="P7">Title:</text:p>
          </table:table-cell>
          <table:table-cell office:value-type="string">
            <text:p text:style-name="P7">Fax: +1 800 822 0471 </text:p>
          </table:table-cell>
        </table:table-row>
        <table:table-row>
          <table:table-cell office:value-type="string">
            <text:p text:style-name="P7">Date:</text:p>
          </table:table-cell>
          <table:table-cell office:value-type="string">
            <text:p text:style-name="P7">e-mail: community@devzuz.com</text:p>
          </table:table-cell>
        </table:table-row>
        <table:table-row>
          <table:table-cell office:value-type="string">
            <text:p text:style-name="P7"/>
          </table:table-cell>
          <table:table-cell office:value-type="string">
            <text:p text:style-name="P7"/>
          </table:table-cell>
        </table:table-row>
        <table:table-row>
          <table:table-cell office:value-type="string">
            <text:p text:style-name="P5">Committer:</text:p>
          </table:table-cell>
          <table:table-cell office:value-type="string">
            <text:p text:style-name="P5">Notice Information:</text:p>
          </table:table-cell>
        </table:table-row>
        <table:table-row>
          <table:table-cell office:value-type="string">
            <text:p text:style-name="P3"/>
          </table:table-cell>
          <table:table-cell office:value-type="string">
            <text:p text:style-name="P3"/>
          </table:table-cell>
        </table:table-row>
        <table:table-row>
          <table:table-cell office:value-type="string">
            <text:p text:style-name="P7">Name: </text:p>
          </table:table-cell>
          <table:table-cell office:value-type="string">
            <text:p text:style-name="P7">Address:</text:p>
          </table:table-cell>
        </table:table-row>
        <table:table-row>
          <table:table-cell office:value-type="string">
            <text:p text:style-name="P7">By:</text:p>
          </table:table-cell>
          <table:table-cell office:value-type="string">
            <text:p text:style-name="P7"/>
          </table:table-cell>
        </table:table-row>
        <table:table-row>
          <table:table-cell office:value-type="string">
            <text:p text:style-name="P7"/>
          </table:table-cell>
          <table:table-cell office:value-type="string">
            <text:p text:style-name="P7">Attention:</text:p>
          </table:table-cell>
        </table:table-row>
        <table:table-row>
          <table:table-cell office:value-type="string">
            <text:p text:style-name="P7">Name: </text:p>
          </table:table-cell>
          <table:table-cell office:value-type="string">
            <text:p text:style-name="P7">Telephone:</text:p>
          </table:table-cell>
        </table:table-row>
        <table:table-row>
          <table:table-cell office:value-type="string">
            <text:p text:style-name="P7">Title: </text:p>
          </table:table-cell>
          <table:table-cell office:value-type="string">
            <text:p text:style-name="P7">Fax:</text:p>
          </table:table-cell>
        </table:table-row>
        <table:table-row>
          <table:table-cell office:value-type="string">
            <text:p text:style-name="P28">Date: </text:p>
          </table:table-cell>
          <table:table-cell office:value-type="string">
            <text:p text:style-name="P28">e-mail:</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Bold" svg:font-family="Times-Bold"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10T18:56:24</meta:creation-date>
    <dc:date>2007-08-21T20:56:31</dc:date>
    <dc:language>en-US</dc:language>
    <meta:editing-cycles>16</meta:editing-cycles>
    <meta:editing-duration>PT44M25S</meta:editing-duration>
    <meta:user-defined meta:name="Info 1"/>
    <meta:user-defined meta:name="Info 2"/>
    <meta:user-defined meta:name="Info 3"/>
    <meta:user-defined meta:name="Info 4"/>
    <meta:document-statistic meta:table-count="1" meta:image-count="0" meta:object-count="0" meta:page-count="3" meta:paragraph-count="52" meta:word-count="1365" meta:character-count="8654"/>
  </office:meta>
</office:document-meta>
</file>